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.4306in" fo:margin-left="1.8889in" fo:margin-top="0in" fo:margin-bottom="0in" table:align="left" style:writing-mode="lr-tb"/>
    </style:style>
    <style:style style:name="Table1.A" style:family="table-column">
      <style:table-column-properties style:column-width="0.9854in"/>
    </style:style>
    <style:style style:name="Table1.B" style:family="table-column">
      <style:table-column-properties style:column-width="0.4451in"/>
    </style:style>
    <style:style style:name="Table1.1" style:family="table-row">
      <style:table-row-properties style:min-row-height="0.2083in" style:keep-together="true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B2" style:family="table-cell" style:data-style-name="N0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fo:font-size="16pt" style:font-size-asian="16pt" style:font-size-complex="16pt"/>
    </style:style>
    <style:style style:name="P3" style:family="paragraph" style:parent-style-name="Standard">
      <style:paragraph-properties fo:margin-top="0in" fo:margin-bottom="0in" fo:line-height="100%"/>
      <style:text-properties fo:font-weight="bold" style:font-weight-asian="bold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Calibri" style:font-name-asian="Times New Roman" style:language-asian="ro" style:country-asian="RO" style:font-name-complex="Times New Roman"/>
    </style:style>
    <style:style style:name="P5" style:family="paragraph" style:parent-style-name="Standard">
      <style:paragraph-properties fo:margin-top="0in" fo:margin-bottom="0in" fo:line-height="100%" fo:text-align="end" style:justify-single-word="false"/>
      <style:text-properties fo:color="#000000" style:font-name="Calibri" style:font-name-asian="Times New Roman" style:language-asian="ro" style:country-asian="RO" style:font-name-complex="Times New Roman"/>
    </style:style>
    <style:style style:name="P6" style:family="paragraph" style:parent-style-name="List_20_Paragraph">
      <style:paragraph-properties fo:margin-top="0in" fo:margin-bottom="0in" fo:line-height="100%"/>
    </style:style>
    <style:style style:name="P7" style:family="paragraph" style:parent-style-name="List_20_Paragraph">
      <style:paragraph-properties fo:margin-top="0in" fo:margin-bottom="0in" fo:line-height="100%"/>
      <style:text-properties fo:font-weight="bold" style:font-weight-asian="bold" style:font-weight-complex="bold"/>
    </style:style>
    <style:style style:name="P8" style:family="paragraph" style:parent-style-name="List_20_Paragraph">
      <style:paragraph-properties fo:margin-top="0in" fo:margin-bottom="0in" fo:line-height="100%"/>
      <style:text-properties fo:font-weight="normal" style:font-weight-asian="normal" style:font-weight-complex="normal"/>
    </style:style>
    <style:style style:name="P9" style:family="paragraph" style:parent-style-name="List_20_Paragraph">
      <style:paragraph-properties fo:margin-top="0in" fo:margin-bottom="0in" fo:line-height="100%"/>
      <style:text-properties fo:font-style="italic" style:font-style-asian="italic" style:font-style-complex="italic"/>
    </style:style>
    <style:style style:name="P10" style:family="paragraph" style:parent-style-name="Standard">
      <style:paragraph-properties fo:margin-left="0.4917in" fo:margin-right="0in" fo:margin-top="0in" fo:margin-bottom="0in" fo:line-height="100%" fo:text-indent="0in" style:auto-text-indent="false"/>
    </style:style>
    <style:style style:name="P11" style:family="paragraph" style:parent-style-name="Standard">
      <style:paragraph-properties fo:margin-left="0.4917in" fo:margin-right="0in" fo:margin-top="0in" fo:margin-bottom="0in" fo:line-height="100%" fo:text-indent="0in" style:auto-text-indent="false"/>
      <style:text-properties fo:font-weight="bold" style:font-weight-asian="bold" style:font-weight-complex="bold"/>
    </style:style>
    <style:style style:name="P12" style:family="paragraph" style:parent-style-name="List_20_Paragraph">
      <style:paragraph-properties fo:margin-left="0in" fo:margin-right="0in" fo:margin-top="0in" fo:margin-bottom="0in" fo:line-height="100%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fo:font-weight="bold" style:font-weight-asian="bold"/>
    </style:style>
    <style:style style:name="P14" style:family="paragraph" style:parent-style-name="Standard" style:master-page-name="Standard">
      <style:paragraph-properties fo:margin-top="0in" fo:margin-bottom="0.0835in" fo:line-height="100%" style:page-number="auto"/>
      <style:text-properties fo:font-size="24pt" style:font-size-asian="24pt" style:font-size-complex="24pt"/>
    </style:style>
    <style:style style:name="P15" style:family="paragraph" style:parent-style-name="Standard" style:list-style-name="L1">
      <style:paragraph-properties fo:margin-top="0in" fo:margin-bottom="0in" fo:line-height="100%"/>
      <style:text-properties style:text-underline-style="solid" style:text-underline-width="auto" style:text-underline-color="font-color"/>
    </style:style>
    <style:style style:name="P16" style:family="paragraph" style:parent-style-name="Standard" style:list-style-name="L2">
      <style:paragraph-properties fo:margin-top="0in" fo:margin-bottom="0in" fo:line-height="100%"/>
      <style:text-properties style:text-underline-style="solid" style:text-underline-width="auto" style:text-underline-color="font-color"/>
    </style:style>
    <style:style style:name="P17" style:family="paragraph" style:parent-style-name="Standard" style:list-style-name="L3">
      <style:paragraph-properties fo:margin-top="0in" fo:margin-bottom="0in" fo:line-height="100%"/>
    </style:style>
    <style:style style:name="P18" style:family="paragraph" style:parent-style-name="Standard">
      <style:paragraph-properties fo:margin-top="0in" fo:margin-bottom="0in" fo:line-height="100%"/>
      <style:text-properties fo:color="#000000" style:font-name="Calibri" style:font-name-asian="Times New Roman" style:language-asian="ro" style:country-asian="RO" style:font-name-complex="Times New Roman"/>
    </style:style>
    <style:style style:name="P19" style:family="paragraph" style:parent-style-name="Standard">
      <style:paragraph-properties fo:margin-top="0in" fo:margin-bottom="0in" fo:line-height="100%" fo:text-align="end" style:justify-single-word="false"/>
      <style:text-properties fo:color="#000000" style:font-name="Calibri" style:font-name-asian="Times New Roman" style:language-asian="ro" style:country-asian="RO" style:font-name-complex="Times New Roman"/>
    </style:style>
    <style:style style:name="P20" style:family="paragraph" style:parent-style-name="List_20_Paragraph" style:list-style-name="WWNum1">
      <style:paragraph-properties fo:margin-left="0in" fo:margin-right="0in" fo:margin-top="0in" fo:margin-bottom="0in" fo:line-height="100%" fo:text-indent="0in" style:auto-text-indent="false"/>
    </style:style>
    <style:style style:name="P21" style:family="paragraph" style:parent-style-name="List_20_Paragraph" style:list-style-name="WWNum2">
      <style:paragraph-properties fo:margin-left="0in" fo:margin-right="0in" fo:margin-top="0in" fo:margin-bottom="0in" fo:line-height="100%" fo:text-indent="0in" style:auto-text-indent="false"/>
    </style:style>
    <style:style style:name="P22" style:family="paragraph" style:parent-style-name="List_20_Paragraph" style:list-style-name="WWNum2">
      <style:paragraph-properties fo:margin-top="0in" fo:margin-bottom="0in" fo:line-height="100%"/>
    </style:style>
    <style:style style:name="P23" style:family="paragraph" style:parent-style-name="List_20_Paragraph" style:list-style-name="WWNum2">
      <style:paragraph-properties fo:margin-top="0in" fo:margin-bottom="0in" fo:line-height="100%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ABORATOR 1</text:p>
      <text:p text:style-name="P1"/>
      <text:p text:style-name="P1"/>
      <text:p text:style-name="P1"/>
      <text:p text:style-name="P2">Specificarea minilimbajului de programare</text:p>
      <text:p text:style-name="P2"/>
      <text:p text:style-name="P2">Structura lexicala:</text:p>
      <text:p text:style-name="P3">1.Alfabetul </text:p>
      <text:p text:style-name="P1"><text:tab/>Limbajul poate sa contina litere mari din alfabetul englez(A-Z), litere mici(a-z) si numere(0-9).</text:p>
      <text:p text:style-name="P3">2.Atomi lexicali</text:p>
      <text:p text:style-name="P3"><text:tab/>Operatori:</text:p>
      <text:p text:style-name="P1"><text:span text:style-name="T1"><text:tab/><text:tab/>12</text:span><text:span text:style-name="T4"> identificative formate din caracterele ASCII:</text:span><text:span text:style-name="T3"> <text:s/></text:span>+, -, /, *, %, &lt;, &gt;, &lt;=, &gt;=, !=, ==, =</text:p>
      <text:list xml:id="list7541617363780959098" text:style-name="WWNum1">
        <text:list-item>
          <text:list>
            <text:list-item>
              <text:list>
                <text:list-header>
                  <text:p text:style-name="P20"><text:s text:c="2"/><text:span text:style-name="T2"><text:s text:c="2"/><text:tab/>Separatorilor:</text:span> <text:s/></text:p>
                  <text:list>
                    <text:list-item>
                      <text:list>
                        <text:list-header>
                          <text:p text:style-name="P20"><text:s/><text:tab/><text:tab/><text:span text:style-name="T1">12</text:span><text:span text:style-name="T4"> identificative formate din caracterele ASCII: <text:s/></text:span>; <text:s/>, <text:s/>( <text:s/>) <text:s/>{ <text:s/>} <text:s/>blank <text:s/>: <text:s text:c="2"/>[ <text:s/>], sfarsit de linie</text:p>
                          <text:list>
                            <text:list-header>
                              <text:p text:style-name="P20"><text:span text:style-name="T2"><text:s text:c="3"/><text:tab/>Cuvinte rezervate</text:span>: <text:tab/><text:tab/><text:tab/> <text:s/><text:tab/><text:tab/></text:p>
                              <text:list>
                                <text:list-item>
                                  <text:list>
                                    <text:list-header>
                                      <text:p text:style-name="P20"><text:s text:c="2"/><text:tab/><text:tab/>read,write,method,if,else,begin,end,for,while,real,numar,string,array,OR,AND, var,const</text:p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11">Identifcatori</text:p>
      <text:p text:style-name="P11"><text:tab/><text:span text:style-name="T4">Un identificator este o secventa de litere si cifre, primul caracter trebuie obligatoriu sa fie litera;</text:span></text:p>
      <text:p text:style-name="P10"><text:span text:style-name="T4"><text:tab/></text:span><text:span text:style-name="T6">IdentificatorCaractere</text:span><text:span text:style-name="T4">: </text:span>litera|{litera|cifra}</text:p>
      <text:list xml:id="list8772999289194250843" text:style-name="WWNum2">
        <text:list-header>
          <text:p text:style-name="P22"><text:span text:style-name="T5">Cifra</text:span>:”0”|”1”|”2”|”3”|”4”|”5”|”6”|”7”|”8”|”9”</text:p>
        </text:list-header>
      </text:list>
      <text:p text:style-name="P6"><text:tab/> <text:span text:style-name="T5">Relatie</text:span>: „&lt;”|”&lt;=”|”!=”|”&gt;”|”&gt;=”|”==”</text:p>
      <text:p text:style-name="P6"><text:tab/></text:p>
      <text:p text:style-name="P7">Literali:</text:p>
      <text:p text:style-name="P7"><text:s text:c="14"/>O c<text:span text:style-name="T4">ifra nenula este orice cifra dintre 1,2,3,4,5,6,7,8,9</text:span></text:p>
      <text:list xml:id="list43760559" text:continue-numbering="true" text:style-name="WWNum2">
        <text:list-header>
          <text:p text:style-name="P23"><text:span text:style-name="T5">CifraNenula</text:span>:”1”|”2”|”3”|”4”|”5”|”6”|”7”|”8”|”9”</text:p>
        </text:list-header>
      </text:list>
      <text:p text:style-name="P8"/>
      <text:p text:style-name="P8"><text:tab/>Un numar <text:s/>natural este fie „0”, fie orice cifra din intervalul 1-9 urmata optional de ale cifre din intervalul 0-9</text:p>
      <text:list xml:id="list43766868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1"><text:s/><text:tab/><text:tab/><text:span text:style-name="T5">Numar:</text:span> CifraNenula|{cifra}|”0”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43773226" text:continue-numbering="true" text:style-name="WWNum2">
        <text:list-header>
          <text:p text:style-name="P22"><text:span text:style-name="T5">Real:</text:span>[semn]|{cifra}”.”{cifra}</text:p>
          <text:p text:style-name="P22"><text:span text:style-name="T5">semn</text:span>:”-”|”+”</text:p>
        </text:list-header>
      </text:list>
      <text:p text:style-name="P6"><text:tab/></text:p>
      <text:p text:style-name="P6"><text:tab/><text:span text:style-name="T5">String</text:span>: Unul sau mai multe caractere cuprinse intre apostrofuri</text:p>
      <text:p text:style-name="P6"><text:tab/><text:span text:style-name="T5">String:”{caracter}”</text:span></text:p>
      <text:p text:style-name="P9"><text:tab/>caracter:{litera}{cifra}</text:p>
      <text:p text:style-name="P9"/>
      <text:p text:style-name="P9"><text:tab/>array: un sir de literati de acelasi. Elementele poti fii acesate prin inermediul pozitie pe <text:tab/><text:tab/><text:tab/>care se afla in sir</text:p>
      <text:p text:style-name="P9"><text:tab/></text:p>
      <text:p text:style-name="P9"><text:tab/></text:p>
      <text:p text:style-name="P6"><text:tab/></text:p>
      <text:list xml:id="list43786058" text:continue-numbering="true" text:style-name="WWNum2">
        <text:list-item>
          <text:list>
            <text:list-item>
              <text:list>
                <text:list-header>
                  <text:p text:style-name="P21"><text:s text:c="13"/><text:span text:style-name="T2">Constante:</text:span></text:p>
                </text:list-header>
              </text:list>
            </text:list-item>
          </text:list>
          <text:p text:style-name="P22"><text:span text:style-name="T5">Const</text:span>:numar|real|string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2">3.Structurilor sintactice.</text:span> </text:p>
      <text:list xml:id="list8733706848731678322" text:style-name="L1">
        <text:list-item>
          <text:p text:style-name="P15">Structura programului</text:p>
        </text:list-item>
      </text:list>
      <text:p text:style-name="P1"><text:tab/>program : </text:p>
      <text:p text:style-name="P1"><text:tab/><text:tab/>declaratii <text:s/>sfarsit_de_linie corp </text:p>
      <text:p text:style-name="P1"><text:tab/>declaratii : </text:p>
      <text:p text:style-name="P1"><text:tab/><text:tab/>var identifcator : type</text:p>
      <text:p text:style-name="P1"><text:tab/>type:</text:p>
      <text:p text:style-name="P1"><text:tab/><text:tab/>„real”| „string” |”numar”|”array”</text:p>
      <text:p text:style-name="P1"><text:tab/>corp : </text:p>
      <text:p text:style-name="P1"><text:tab/><text:tab/>begin lista_instr end.</text:p>
      <text:p text:style-name="P1"><text:tab/>lista_instr : </text:p>
      <text:p text:style-name="P1"><text:tab/><text:tab/>instr|instr lista_instr</text:p>
      <text:p text:style-name="P1"><text:tab/>instr : </text:p>
      <text:p text:style-name="P1"><text:tab/><text:tab/>atribuire|read|write|if|while|for|apel</text:p>
      <text:p text:style-name="P1"><text:tab/><text:tab/>atrubuire:</text:p>
      <text:p text:style-name="P1"><text:tab/><text:tab/><text:tab/>identificator = expresie</text:p>
      <text:p text:style-name="P1"><text:tab/><text:tab/>expresie : </text:p>
      <text:p text:style-name="P1"><text:tab/><text:tab/><text:tab/>constanta|indentificator| expresie operator expresie</text:p>
      <text:p text:style-name="P1"><text:tab/><text:tab/>read:</text:p>
      <text:p text:style-name="P1"><text:tab/><text:tab/><text:tab/>„read(” identificator „)”</text:p>
      <text:p text:style-name="P1"><text:tab/><text:tab/>write :</text:p>
      <text:p text:style-name="P1"><text:s/><text:tab/><text:tab/><text:tab/>„write(” identificator „)”</text:p>
      <text:p text:style-name="P1"><text:tab/><text:tab/>if: </text:p>
      <text:p text:style-name="P1"><text:tab/><text:tab/><text:tab/>„if” conditie „then” „{„</text:p>
      <text:p text:style-name="P1"><text:tab/><text:tab/><text:tab/><text:tab/>lista_instr</text:p>
      <text:p text:style-name="P1"><text:tab/><text:tab/><text:tab/>„}”</text:p>
      <text:p text:style-name="P1"><text:tab/><text:tab/><text:tab/>[„else” <text:s/>„{„ lista_instr „}” ]</text:p>
      <text:p text:style-name="P1"><text:tab/><text:tab/>conditie: </text:p>
      <text:p text:style-name="P1"><text:tab/><text:tab/><text:tab/>(constanta|identificator) relatie (constanta|identificator)</text:p>
      <text:p text:style-name="P1"><text:tab/><text:tab/>while :</text:p>
      <text:p text:style-name="P1"><text:tab/><text:tab/><text:tab/>„while(„ conditie „)” „{„</text:p>
      <text:p text:style-name="P1"><text:tab/><text:tab/><text:tab/><text:tab/>lista_instr</text:p>
      <text:p text:style-name="P1"><text:tab/><text:tab/><text:tab/>„}”<text:tab/></text:p>
      <text:p text:style-name="P1"><text:tab/><text:tab/>for :</text:p>
      <text:p text:style-name="P1"><text:tab/><text:tab/><text:tab/>„for” „(„ identificator „=” numar „;” identificator op numar „;” incrementare „)” <text:tab/><text:tab/><text:tab/><text:tab/>„{„ lista_instr „}”</text:p>
      <text:p text:style-name="P1"><text:tab/><text:tab/>op: „&gt;”|&lt;”|”&lt;=”|”&gt;=”</text:p>
      <text:p text:style-name="P1"><text:tab/><text:tab/>incrementare: identificator „=” identificator („-” | „+”) numar<text:tab/></text:p>
      <text:p text:style-name="P1"/>
      <text:p text:style-name="P1"><text:tab/><text:tab/>apel: call identificator „(„ {(numar|identificator) „,”} „)”<text:tab/></text:p>
      <text:p text:style-name="P1"><text:tab/></text:p>
      <text:list xml:id="list5096977639284432385" text:style-name="L2">
        <text:list-item>
          <text:p text:style-name="P16">Metoda</text:p>
        </text:list-item>
      </text:list>
      <text:p text:style-name="P1"><text:tab/>metoda : </text:p>
      <text:p text:style-name="P1"><text:tab/><text:tab/>method identificator header</text:p>
      <text:p text:style-name="P1"><text:tab/>hearder : </text:p>
      <text:p text:style-name="P1"><text:tab/><text:tab/>„(„ declarare|{ (declarare „,”)} „)”</text:p>
      <text:p text:style-name="P1"><text:tab/>declarare :</text:p>
      <text:p text:style-name="P1"><text:tab/><text:tab/> identificator „:” type</text:p>
      <text:p text:style-name="P1"><text:tab/>type :</text:p>
      <text:p text:style-name="P1"><text:tab/><text:tab/>„numar”|real”|”string” | „array[” real <text:s/>„]”</text:p>
      <text:p text:style-name="P1"><text:soft-page-break/><text:tab/></text:p>
      <text:list xml:id="list2559790649590537117" text:style-name="L3">
        <text:list-header>
          <text:p text:style-name="P17"/>
        </text:list-header>
      </text:list>
      <text:p text:style-name="P13">4.Codificarea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IP</text:p>
          </table:table-cell>
          <table:table-cell table:style-name="Table1.A1" office:value-type="string">
            <text:p text:style-name="P4">Cod</text:p>
          </table:table-cell>
        </table:table-row>
        <table:table-row table:style-name="Table1.1">
          <table:table-cell table:style-name="Table1.A1" office:value-type="string">
            <text:p text:style-name="P4">+</text:p>
          </table:table-cell>
          <table:table-cell table:style-name="Table1.B2" office:value-type="float" office:value="0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P4">-</text:p>
          </table:table-cell>
          <table:table-cell table:style-name="Table1.B2" office:value-type="float" office:value="1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P4">/</text:p>
          </table:table-cell>
          <table:table-cell table:style-name="Table1.B2" office:value-type="float" office:value="2">
            <text:p text:style-name="P5">2</text:p>
          </table:table-cell>
        </table:table-row>
        <table:table-row table:style-name="Table1.1">
          <table:table-cell table:style-name="Table1.A1" office:value-type="string">
            <text:p text:style-name="P4">*</text:p>
          </table:table-cell>
          <table:table-cell table:style-name="Table1.B2" office:value-type="float" office:value="3">
            <text:p text:style-name="P5">3</text:p>
          </table:table-cell>
        </table:table-row>
        <table:table-row table:style-name="Table1.1">
          <table:table-cell table:style-name="Table1.A1" office:value-type="string">
            <text:p text:style-name="P4">%</text:p>
          </table:table-cell>
          <table:table-cell table:style-name="Table1.B2" office:value-type="float" office:value="4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4">&lt;</text:p>
          </table:table-cell>
          <table:table-cell table:style-name="Table1.B2" office:value-type="float" office:value="5">
            <text:p text:style-name="P5">5</text:p>
          </table:table-cell>
        </table:table-row>
        <table:table-row table:style-name="Table1.1">
          <table:table-cell table:style-name="Table1.A1" office:value-type="string">
            <text:p text:style-name="P4">&gt;</text:p>
          </table:table-cell>
          <table:table-cell table:style-name="Table1.B2" office:value-type="float" office:value="6">
            <text:p text:style-name="P5">6</text:p>
          </table:table-cell>
        </table:table-row>
        <table:table-row table:style-name="Table1.1">
          <table:table-cell table:style-name="Table1.A1" office:value-type="string">
            <text:p text:style-name="P4">&lt;=</text:p>
          </table:table-cell>
          <table:table-cell table:style-name="Table1.B2" office:value-type="float" office:value="7">
            <text:p text:style-name="P5">7</text:p>
          </table:table-cell>
        </table:table-row>
        <table:table-row table:style-name="Table1.1">
          <table:table-cell table:style-name="Table1.A1" office:value-type="string">
            <text:p text:style-name="P4">&gt;=</text:p>
          </table:table-cell>
          <table:table-cell table:style-name="Table1.B2" office:value-type="float" office:value="8">
            <text:p text:style-name="P5">8</text:p>
          </table:table-cell>
        </table:table-row>
        <table:table-row table:style-name="Table1.1">
          <table:table-cell table:style-name="Table1.A1" office:value-type="string">
            <text:p text:style-name="P4">!=</text:p>
          </table:table-cell>
          <table:table-cell table:style-name="Table1.B2" office:value-type="float" office:value="9">
            <text:p text:style-name="P5">9</text:p>
          </table:table-cell>
        </table:table-row>
        <table:table-row table:style-name="Table1.1">
          <table:table-cell table:style-name="Table1.A1" office:value-type="string">
            <text:p text:style-name="P4"><text:s/>==</text:p>
          </table:table-cell>
          <table:table-cell table:style-name="Table1.B2" office:value-type="float" office:value="10">
            <text:p text:style-name="P5">10</text:p>
          </table:table-cell>
        </table:table-row>
        <table:table-row table:style-name="Table1.1">
          <table:table-cell table:style-name="Table1.A1" office:value-type="string">
            <text:p text:style-name="P4">,</text:p>
          </table:table-cell>
          <table:table-cell table:style-name="Table1.B2" office:value-type="float" office:value="11">
            <text:p text:style-name="P5">11</text:p>
          </table:table-cell>
        </table:table-row>
        <table:table-row table:style-name="Table1.1">
          <table:table-cell table:style-name="Table1.A1" office:value-type="string">
            <text:p text:style-name="P4">;</text:p>
          </table:table-cell>
          <table:table-cell table:style-name="Table1.B2" office:value-type="float" office:value="12">
            <text:p text:style-name="P5">12</text:p>
          </table:table-cell>
        </table:table-row>
        <table:table-row table:style-name="Table1.1">
          <table:table-cell table:style-name="Table1.A1" office:value-type="string">
            <text:p text:style-name="P4">(</text:p>
          </table:table-cell>
          <table:table-cell table:style-name="Table1.B2" office:value-type="float" office:value="13">
            <text:p text:style-name="P5">13</text:p>
          </table:table-cell>
        </table:table-row>
        <table:table-row table:style-name="Table1.1">
          <table:table-cell table:style-name="Table1.A1" office:value-type="string">
            <text:p text:style-name="P4">)</text:p>
          </table:table-cell>
          <table:table-cell table:style-name="Table1.B2" office:value-type="float" office:value="14">
            <text:p text:style-name="P5">14</text:p>
          </table:table-cell>
        </table:table-row>
        <table:table-row table:style-name="Table1.1">
          <table:table-cell table:style-name="Table1.A1" office:value-type="string">
            <text:p text:style-name="P4">{</text:p>
          </table:table-cell>
          <table:table-cell table:style-name="Table1.B2" office:value-type="float" office:value="15">
            <text:p text:style-name="P5">15</text:p>
          </table:table-cell>
        </table:table-row>
        <table:table-row table:style-name="Table1.1">
          <table:table-cell table:style-name="Table1.A1" office:value-type="string">
            <text:p text:style-name="P4">}</text:p>
          </table:table-cell>
          <table:table-cell table:style-name="Table1.B2" office:value-type="float" office:value="16">
            <text:p text:style-name="P5">16</text:p>
          </table:table-cell>
        </table:table-row>
        <table:table-row table:style-name="Table1.1">
          <table:table-cell table:style-name="Table1.A1" office:value-type="string">
            <text:p text:style-name="P4">[</text:p>
          </table:table-cell>
          <table:table-cell table:style-name="Table1.B2" office:value-type="float" office:value="17">
            <text:p text:style-name="P5">17</text:p>
          </table:table-cell>
        </table:table-row>
        <table:table-row table:style-name="Table1.1">
          <table:table-cell table:style-name="Table1.A1" office:value-type="string">
            <text:p text:style-name="P4">]</text:p>
          </table:table-cell>
          <table:table-cell table:style-name="Table1.B2" office:value-type="float" office:value="18">
            <text:p text:style-name="P5">18</text:p>
          </table:table-cell>
        </table:table-row>
        <table:table-row table:style-name="Table1.1">
          <table:table-cell table:style-name="Table1.A1" office:value-type="string">
            <text:p text:style-name="P4">endlinie</text:p>
          </table:table-cell>
          <table:table-cell table:style-name="Table1.B2" office:value-type="float" office:value="19">
            <text:p text:style-name="P5">19</text:p>
          </table:table-cell>
        </table:table-row>
        <table:table-row table:style-name="Table1.1">
          <table:table-cell table:style-name="Table1.A1" office:value-type="string">
            <text:p text:style-name="P4">spatiu</text:p>
          </table:table-cell>
          <table:table-cell table:style-name="Table1.B2" office:value-type="float" office:value="20">
            <text:p text:style-name="P5">20</text:p>
          </table:table-cell>
        </table:table-row>
        <table:table-row table:style-name="Table1.1">
          <table:table-cell table:style-name="Table1.A1" office:value-type="string">
            <text:p text:style-name="P4">read</text:p>
          </table:table-cell>
          <table:table-cell table:style-name="Table1.B2" office:value-type="float" office:value="21">
            <text:p text:style-name="P5">21</text:p>
          </table:table-cell>
        </table:table-row>
        <table:table-row table:style-name="Table1.1">
          <table:table-cell table:style-name="Table1.A1" office:value-type="string">
            <text:p text:style-name="P4">write</text:p>
          </table:table-cell>
          <table:table-cell table:style-name="Table1.B2" office:value-type="float" office:value="22">
            <text:p text:style-name="P5">22</text:p>
          </table:table-cell>
        </table:table-row>
        <table:table-row table:style-name="Table1.1">
          <table:table-cell table:style-name="Table1.A1" office:value-type="string">
            <text:p text:style-name="P4">method</text:p>
          </table:table-cell>
          <table:table-cell table:style-name="Table1.B2" office:value-type="float" office:value="23">
            <text:p text:style-name="P5">23</text:p>
          </table:table-cell>
        </table:table-row>
        <table:table-row table:style-name="Table1.1">
          <table:table-cell table:style-name="Table1.A1" office:value-type="string">
            <text:p text:style-name="P4">if</text:p>
          </table:table-cell>
          <table:table-cell table:style-name="Table1.B2" office:value-type="float" office:value="24">
            <text:p text:style-name="P5">24</text:p>
          </table:table-cell>
        </table:table-row>
        <table:table-row table:style-name="Table1.1">
          <table:table-cell table:style-name="Table1.A1" office:value-type="string">
            <text:p text:style-name="P4">else</text:p>
          </table:table-cell>
          <table:table-cell table:style-name="Table1.B2" office:value-type="float" office:value="25">
            <text:p text:style-name="P5">25</text:p>
          </table:table-cell>
        </table:table-row>
        <table:table-row table:style-name="Table1.1">
          <table:table-cell table:style-name="Table1.A1" office:value-type="string">
            <text:p text:style-name="P4">while</text:p>
          </table:table-cell>
          <table:table-cell table:style-name="Table1.B2" office:value-type="float" office:value="26">
            <text:p text:style-name="P5">26</text:p>
          </table:table-cell>
        </table:table-row>
        <table:table-row table:style-name="Table1.1">
          <table:table-cell table:style-name="Table1.A1" office:value-type="string">
            <text:p text:style-name="P4">for</text:p>
          </table:table-cell>
          <table:table-cell table:style-name="Table1.B2" office:value-type="float" office:value="27">
            <text:p text:style-name="P5">27</text:p>
          </table:table-cell>
        </table:table-row>
        <table:table-row table:style-name="Table1.1">
          <table:table-cell table:style-name="Table1.A1" office:value-type="string">
            <text:p text:style-name="P4">real</text:p>
          </table:table-cell>
          <table:table-cell table:style-name="Table1.B2" office:value-type="float" office:value="28">
            <text:p text:style-name="P5">28</text:p>
          </table:table-cell>
        </table:table-row>
        <table:table-row table:style-name="Table1.1">
          <table:table-cell table:style-name="Table1.A1" office:value-type="string">
            <text:p text:style-name="P4">numar</text:p>
          </table:table-cell>
          <table:table-cell table:style-name="Table1.B2" office:value-type="float" office:value="29">
            <text:p text:style-name="P5">29</text:p>
          </table:table-cell>
        </table:table-row>
        <table:table-row table:style-name="Table1.1">
          <table:table-cell table:style-name="Table1.A1" office:value-type="string">
            <text:p text:style-name="P4">String</text:p>
          </table:table-cell>
          <table:table-cell table:style-name="Table1.B2" office:value-type="float" office:value="30">
            <text:p text:style-name="P5">30</text:p>
          </table:table-cell>
        </table:table-row>
        <table:table-row table:style-name="Table1.1">
          <table:table-cell table:style-name="Table1.A1" office:value-type="string">
            <text:p text:style-name="P4">Array</text:p>
          </table:table-cell>
          <table:table-cell table:style-name="Table1.B2" office:value-type="float" office:value="31">
            <text:p text:style-name="P5">31</text:p>
          </table:table-cell>
        </table:table-row>
        <table:table-row table:style-name="Table1.1">
          <table:table-cell table:style-name="Table1.A1" office:value-type="string">
            <text:p text:style-name="P4">OR</text:p>
          </table:table-cell>
          <table:table-cell table:style-name="Table1.B2" office:value-type="float" office:value="32">
            <text:p text:style-name="P5">32</text:p>
          </table:table-cell>
        </table:table-row>
        <table:table-row table:style-name="Table1.1">
          <table:table-cell table:style-name="Table1.A1" office:value-type="string">
            <text:p text:style-name="P4">Var</text:p>
          </table:table-cell>
          <table:table-cell table:style-name="Table1.B2" office:value-type="float" office:value="33">
            <text:p text:style-name="P5">33</text:p>
          </table:table-cell>
        </table:table-row>
        <table:table-row table:style-name="Table1.1">
          <table:table-cell table:style-name="Table1.A1" office:value-type="string">
            <text:p text:style-name="P4">Const</text:p>
          </table:table-cell>
          <table:table-cell table:style-name="Table1.B2" office:value-type="float" office:value="34">
            <text:p text:style-name="P5">34</text:p>
          </table:table-cell>
        </table:table-row>
        <table:table-row table:style-name="Table1.1">
          <table:table-cell table:style-name="Table1.A1" office:value-type="string">
            <text:p text:style-name="P4">.</text:p>
          </table:table-cell>
          <table:table-cell table:style-name="Table1.B2" office:value-type="float" office:value="35">
            <text:p text:style-name="P5">35</text:p>
          </table:table-cell>
        </table:table-row>
        <table:table-row table:style-name="Table1.1">
          <table:table-cell table:style-name="Table1.A1" office:value-type="string">
            <text:p text:style-name="P4">begin</text:p>
          </table:table-cell>
          <table:table-cell table:style-name="Table1.B2" office:value-type="float" office:value="36">
            <text:p text:style-name="P5">36</text:p>
          </table:table-cell>
        </table:table-row>
        <table:table-row table:style-name="Table1.1">
          <table:table-cell table:style-name="Table1.A1" office:value-type="string">
            <text:p text:style-name="P4">end</text:p>
          </table:table-cell>
          <table:table-cell table:style-name="Table1.B2" office:value-type="float" office:value="37">
            <text:p text:style-name="P5">37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B2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o" fo:country="RO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o" fo:country="RO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79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79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79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791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79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79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791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79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4791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79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79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791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79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79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791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79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2.466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66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466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966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66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966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466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966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4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7252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25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25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25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25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25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252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225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483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82in" fo:margin-left="0.9839in" fo:margin-right="0.6882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opescu Mihai</meta:initial-creator>
    <dc:creator>Bocsa  Mirela</dc:creator>
    <meta:editing-cycles>33</meta:editing-cycles>
    <meta:creation-date>2015-10-20T11:10:00</meta:creation-date>
    <dc:date>2018-10-12T23:57:29.60</dc:date>
    <meta:editing-duration>PT2H14M20S</meta:editing-duration>
    <meta:generator>OpenOffice/4.1.5$Win32 OpenOffice.org_project/415m1$Build-9789</meta:generator>
    <meta:document-statistic meta:table-count="1" meta:image-count="0" meta:object-count="0" meta:page-count="3" meta:paragraph-count="163" meta:word-count="381" meta:character-count="27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